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92f85" officeooo:paragraph-rsid="00192f85"/>
    </style:style>
    <style:style style:name="P2" style:family="paragraph" style:parent-style-name="Standard" style:list-style-name="L1">
      <style:text-properties officeooo:rsid="00192f85" officeooo:paragraph-rsid="00192f85"/>
    </style:style>
    <style:style style:name="P3" style:family="paragraph" style:parent-style-name="Standard">
      <style:text-properties officeooo:rsid="001956e2" officeooo:paragraph-rsid="001956e2"/>
    </style:style>
    <style:style style:name="P4" style:family="paragraph" style:parent-style-name="Standard" style:list-style-name="L2">
      <style:text-properties officeooo:rsid="001956e2" officeooo:paragraph-rsid="001956e2"/>
    </style:style>
    <style:style style:name="P5" style:family="paragraph" style:parent-style-name="Standard">
      <style:text-properties officeooo:rsid="001a19c0" officeooo:paragraph-rsid="001a19c0"/>
    </style:style>
    <style:style style:name="P6" style:family="paragraph" style:parent-style-name="Standard">
      <style:text-properties officeooo:rsid="001bd70b" officeooo:paragraph-rsid="001bd70b"/>
    </style:style>
    <style:style style:name="P7" style:family="paragraph" style:parent-style-name="Standard">
      <style:text-properties officeooo:rsid="001f540f" officeooo:paragraph-rsid="001f540f"/>
    </style:style>
    <style:style style:name="P8" style:family="paragraph" style:parent-style-name="Standard">
      <style:text-properties officeooo:rsid="001fc652" officeooo:paragraph-rsid="001fc652"/>
    </style:style>
    <style:style style:name="P9" style:family="paragraph" style:parent-style-name="Standard">
      <style:text-properties officeooo:rsid="0021768f" officeooo:paragraph-rsid="0021768f"/>
    </style:style>
    <style:style style:name="P10" style:family="paragraph" style:parent-style-name="Standard" style:list-style-name="L3">
      <style:text-properties officeooo:rsid="0021d6c4" officeooo:paragraph-rsid="0021d6c4"/>
    </style:style>
    <style:style style:name="P11" style:family="paragraph" style:parent-style-name="Standard" style:list-style-name="L3">
      <style:text-properties officeooo:rsid="0023d630" officeooo:paragraph-rsid="0023d630"/>
    </style:style>
    <style:style style:name="P12" style:family="paragraph" style:parent-style-name="Standard">
      <style:text-properties officeooo:rsid="0023d630" officeooo:paragraph-rsid="0023d630"/>
    </style:style>
    <style:style style:name="P13" style:family="paragraph" style:parent-style-name="Standard">
      <style:text-properties officeooo:rsid="00246e52" officeooo:paragraph-rsid="00246e52"/>
    </style:style>
    <style:style style:name="P14" style:family="paragraph" style:parent-style-name="Standard">
      <style:text-properties officeooo:rsid="002596c8" officeooo:paragraph-rsid="002596c8"/>
    </style:style>
    <style:style style:name="P15" style:family="paragraph" style:parent-style-name="Standard">
      <style:text-properties officeooo:rsid="00284b14" officeooo:paragraph-rsid="00284b14"/>
    </style:style>
    <style:style style:name="P16" style:family="paragraph" style:parent-style-name="Standard">
      <style:text-properties officeooo:rsid="0029aa4f" officeooo:paragraph-rsid="0029aa4f"/>
    </style:style>
    <style:style style:name="P17" style:family="paragraph" style:parent-style-name="Standard">
      <style:text-properties officeooo:rsid="002a20e5" officeooo:paragraph-rsid="002a20e5"/>
    </style:style>
    <style:style style:name="T1" style:family="text">
      <style:text-properties officeooo:rsid="00182f81"/>
    </style:style>
    <style:style style:name="T2" style:family="text">
      <style:text-properties officeooo:rsid="001cce2d"/>
    </style:style>
    <style:style style:name="T3" style:family="text">
      <style:text-properties officeooo:rsid="001e52b9"/>
    </style:style>
    <style:style style:name="T4" style:family="text">
      <style:text-properties officeooo:rsid="00274447"/>
    </style:style>
    <style:style style:name="T5" style:family="text">
      <style:text-properties officeooo:rsid="0029aa4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- <text:span text:style-name="T1">Concurrency</text:span></text:p>
      <text:p text:style-name="Standard">- <text:span text:style-name="T1">Propagation speeed</text:span></text:p>
      <text:p text:style-name="Standard">- </text:p>
      <text:p text:style-name="Standard"/>
      <text:p text:style-name="Standard"/>
      <text:p text:style-name="P3">Throughput </text:p>
      <text:list xml:id="list6970541476670103759" text:style-name="L2">
        <text:list-item>
          <text:p text:style-name="P4">The rate which packets arrive </text:p>
        </text:list-item>
      </text:list>
      <text:p text:style-name="P1">Real-time capacity</text:p>
      <text:list xml:id="list4458678448705133209" text:style-name="L1">
        <text:list-item>
          <text:p text:style-name="P2">Macimum throughput that can be acheived without missing deadlines or droping packets</text:p>
        </text:list-item>
      </text:list>
      <text:p text:style-name="P1"/>
      <text:p text:style-name="P1"/>
      <text:p text:style-name="P3">Shorter plans vs better concurrency between packets </text:p>
      <text:p text:style-name="P5">FCP has significantly lower latancy </text:p>
      <text:p text:style-name="P5"/>
      <text:p text:style-name="P5">Base station is shared between all nodes, so its utilisation is a good proxy for the rel-time capacity of the network. </text:p>
      <text:p text:style-name="P6">FCP uses the base station less <text:span text:style-name="T2">(?) </text:span></text:p>
      <text:p text:style-name="P6"><text:tab/><text:span text:style-name="T3">outperforms</text:span></text:p>
      <text:p text:style-name="P6"/>
      <text:p text:style-name="P14">UFM</text:p>
      <text:p text:style-name="P13"><text:tab/>At <text:s/>~83% load, the lowest priority flows miss their deadlines in FCP and LCP</text:p>
      <text:p text:style-name="P13"><text:tab/><text:span text:style-name="T4">FCP has less transmission conflict delay</text:span></text:p>
      <text:p text:style-name="P6"/>
      <text:p text:style-name="P7">The protocol does not seem to utilize the mesh redundancy at all</text:p>
      <text:p text:style-name="P7"/>
      <text:p text:style-name="P8">16 channels, channel hopping after each superframe</text:p>
      <text:p text:style-name="P9">Slots have a fixed size</text:p>
      <text:list xml:id="list576858584590918559" text:style-name="L3">
        <text:list-item>
          <text:p text:style-name="P10">Shared slots are accessed by CSMA/CA</text:p>
        </text:list-item>
        <text:list-item>
          <text:p text:style-name="P11">Each device keeps a list of neighbours </text:p>
        </text:list-item>
      </text:list>
      <text:p text:style-name="P12"/>
      <text:p text:style-name="P12"/>
      <text:p text:style-name="P12"/>
      <text:p text:style-name="P15">WHART keeps a list of living neighbours</text:p>
      <text:p text:style-name="P15"><text:tab/><text:span text:style-name="T5">keep_alive and advertise PDUs(?) </text:span></text:p>
      <text:p text:style-name="P15"/>
      <text:p text:style-name="P16">NM: Network Manager (?) </text:p>
      <text:p text:style-name="P17">May also interfere more with non-periodic trafic</text:p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nb" fo:country="N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6T12:45:52.771903343</meta:creation-date>
    <meta:generator>LibreOffice/5.1.6.2$Linux_X86_64 LibreOffice_project/10m0$Build-2</meta:generator>
    <dc:date>2019-05-17T10:25:43.659468229</dc:date>
    <meta:editing-duration>PT21H19M1S</meta:editing-duration>
    <meta:editing-cycles>19</meta:editing-cycles>
    <meta:document-statistic meta:table-count="0" meta:image-count="0" meta:object-count="0" meta:page-count="1" meta:paragraph-count="24" meta:word-count="151" meta:character-count="914" meta:non-whitespace-character-count="776"/>
  </office:meta>
</office:document-meta>
</file>